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15.999cm" svg:height="8.999cm" svg:x="9.105cm" svg:y="0.469cm">
            <draw:object draw:notify-on-update-of-ranges="Feuille1.A3:Feuille1.A10 Feuille1.B2:Feuille1.B2 Feuille1.B3:Feuille1.B10 Feuille1.C2:Feuille1.C2 Feuille1.C3:Feuille1.C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Pour 1000 itérations</text:p>
          </table:table-cell>
          <table:table-cell/>
          <table:table-cell office:value-type="string">
            <text:p>sur un i7</text:p>
          </table:table-cell>
          <table:table-cell table:number-columns-repeated="3"/>
        </table:table-row>
        <table:table-row table:style-name="ro2">
          <table:table-cell office:value-type="string">
            <text:p>Taile Matrice</text:p>
          </table:table-cell>
          <table:table-cell office:value-type="string">
            <text:p>Temps 8 threads</text:p>
          </table:table-cell>
          <table:table-cell office:value-type="string">
            <text:p>Temps <text:s/>4 threads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49943">
            <text:p>1,49943</text:p>
          </table:table-cell>
          <table:table-cell office:value-type="float" office:value="1.579415">
            <text:p>1,579415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3.117149">
            <text:p>3,117149</text:p>
          </table:table-cell>
          <table:table-cell office:value-type="float" office:value="3.46045">
            <text:p>3,46045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5.296912">
            <text:p>5,296912</text:p>
          </table:table-cell>
          <table:table-cell office:value-type="float" office:value="5.730745">
            <text:p>5,730745</text:p>
          </table:table-cell>
          <table:table-cell table:number-columns-repeated="3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8.016462">
            <text:p>8,016462</text:p>
          </table:table-cell>
          <table:table-cell office:value-type="float" office:value="9.096421">
            <text:p>9,096421</text:p>
          </table:table-cell>
          <table:table-cell table:number-columns-repeated="2"/>
          <table:table-cell office:value-type="string">
            <text:p>methode classique 2 matrice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1.189469">
            <text:p>11,189469</text:p>
          </table:table-cell>
          <table:table-cell office:value-type="float" office:value="12.501354">
            <text:p>12,501354</text:p>
          </table:table-cell>
          <table:table-cell table:number-columns-repeated="3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5.626356">
            <text:p>15,626356</text:p>
          </table:table-cell>
          <table:table-cell office:value-type="float" office:value="16.945059">
            <text:p>16,945059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9.72546">
            <text:p>29,72546</text:p>
          </table:table-cell>
          <table:table-cell office:value-type="float" office:value="34.713364">
            <text:p>34,713364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6.934077">
            <text:p>116,934077</text:p>
          </table:table-cell>
          <table:table-cell office:value-type="float" office:value="142.488671">
            <text:p>142,488671</text:p>
          </table:table-cell>
          <table:table-cell table:number-columns-repeated="3"/>
        </table:table-row>
      </table:table>
      <table:table table:name="Feui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uru </meta:initial-creator>
    <meta:creation-date>2013-03-12T10:56:39</meta:creation-date>
    <dc:date>2013-03-12T12:54:46</dc:date>
    <dc:creator>Hauru </dc:creator>
    <meta:editing-duration>PT12M14S</meta:editing-duration>
    <meta:editing-cycles>1</meta:editing-cycles>
    <meta:document-statistic meta:table-count="3" meta:cell-count="30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46cm" svg:y="3.952cm" style:legend-expansion="high" chart:style-name="ch2"/>
        <chart:plot-area chart:style-name="ch3" table:cell-range-address="Feuille1.A2:Feuille1.C10" chart:data-source-has-labels="both" svg:x="0.66cm" svg:y="0.721cm" svg:width="11.134cm" svg:height="7.543cm">
          <chartooo:coordinate-region svg:x="1.467cm" svg:y="0.92cm" svg:width="10.327cm" svg:height="6.697cm"/>
          <chart:axis chart:dimension="x" chart:name="primary-x" chart:style-name="ch4" chartooo:axis-type="auto">
            <chartooo:date-scale/>
            <chart:categories table:cell-range-address="Feuille1.A3:Feuille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3:Feuille1.B10" chart:label-cell-address="Feuille1.B2:Feuille1.B2" chart:class="chart:bar">
            <chart:data-point chart:repeated="8"/>
          </chart:series>
          <chart:series chart:style-name="ch8" chart:values-cell-range-address="Feuille1.C3:Feuille1.C10" chart:label-cell-address="Feuille1.C2:Feuille1.C2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8 threads</text:p>
                <draw:g>
                  <svg:desc>Feuille1.B2:Feuille1.B2</svg:desc>
                </draw:g>
              </table:table-cell>
              <table:table-cell office:value-type="string">
                <text:p>Temps  4 threads</text:p>
                <draw:g>
                  <svg:desc>Feuille1.C2:Feuille1.C2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Feuille1.A3:Feuille1.A10</svg:desc>
                </draw:g>
              </table:table-cell>
              <table:table-cell office:value-type="float" office:value="1.49943">
                <text:p>1.49943</text:p>
                <draw:g>
                  <svg:desc>Feuille1.B3:Feuille1.B10</svg:desc>
                </draw:g>
              </table:table-cell>
              <table:table-cell office:value-type="float" office:value="1.579415">
                <text:p>1.579415</text:p>
                <draw:g>
                  <svg:desc>Feuille1.C3:Feuille1.C10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.117149">
                <text:p>3.117149</text:p>
              </table:table-cell>
              <table:table-cell office:value-type="float" office:value="3.46045">
                <text:p>3.4604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.296912">
                <text:p>5.296912</text:p>
              </table:table-cell>
              <table:table-cell office:value-type="float" office:value="5.730745">
                <text:p>5.7307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.016462">
                <text:p>8.016462</text:p>
              </table:table-cell>
              <table:table-cell office:value-type="float" office:value="9.096421">
                <text:p>9.09642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1.189469">
                <text:p>11.189469</text:p>
              </table:table-cell>
              <table:table-cell office:value-type="float" office:value="12.501354">
                <text:p>12.50135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5.626356">
                <text:p>15.626356</text:p>
              </table:table-cell>
              <table:table-cell office:value-type="float" office:value="16.945059">
                <text:p>16.94505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9.72546">
                <text:p>29.72546</text:p>
              </table:table-cell>
              <table:table-cell office:value-type="float" office:value="34.713364">
                <text:p>34.71336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6.934077">
                <text:p>116.934077</text:p>
              </table:table-cell>
              <table:table-cell office:value-type="float" office:value="142.488671">
                <text:p>142.4886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